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7e5" draw:textarea-horizontal-align="justify" draw:textarea-vertical-align="top" draw:auto-grow-height="false" fo:min-height="5.783cm" fo:min-width="9.66cm"/>
      <style:paragraph-properties style:writing-mode="lr-tb"/>
    </style:style>
    <style:style style:name="gr2" style:family="graphic" style:parent-style-name="standard">
      <style:graphic-properties draw:fill-color="#dee7e5" draw:textarea-horizontal-align="justify" draw:textarea-vertical-align="top" draw:auto-grow-height="false" fo:min-height="6.1cm" fo:min-width="9.025cm"/>
      <style:paragraph-properties style:writing-mode="lr-tb"/>
    </style:style>
    <style:style style:name="gr3" style:family="graphic" style:parent-style-name="standard">
      <style:graphic-properties draw:fill-color="#ffd8ce" draw:textarea-horizontal-align="justify" draw:textarea-vertical-align="middle" draw:auto-grow-height="false" fo:min-height="2.925cm" fo:min-width="11.247cm"/>
      <style:paragraph-properties style:writing-mode="lr-tb"/>
    </style:style>
    <style:style style:name="gr4" style:family="graphic" style:parent-style-name="standard">
      <style:graphic-properties draw:fill-color="#ffdbb6" draw:textarea-horizontal-align="justify" draw:textarea-vertical-align="middle" draw:auto-grow-height="false" fo:min-height="2.29cm" fo:min-width="2.99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862cm" fo:min-width="0.612cm"/>
    </style:style>
    <style:style style:name="gr6" style:family="graphic" style:parent-style-name="standard">
      <style:graphic-properties draw:fill-color="#ffd8ce" draw:textarea-horizontal-align="justify" draw:textarea-vertical-align="middle" draw:auto-grow-height="false" fo:min-height="2.607cm" fo:min-width="7.438cm"/>
      <style:paragraph-properties style:writing-mode="lr-tb"/>
    </style:style>
    <style:style style:name="gr7" style:family="graphic" style:parent-style-name="standard">
      <style:graphic-properties draw:fill-color="#dee7e5" draw:textarea-horizontal-align="justify" draw:textarea-vertical-align="middle" draw:auto-grow-height="false" fo:min-height="1.772cm" fo:min-width="4.89cm"/>
      <style:paragraph-properties style:writing-mode="lr-tb"/>
    </style:style>
    <style:style style:name="gr8" style:family="graphic" style:parent-style-name="standard">
      <style:graphic-properties draw:fill-color="#ffdbb6" draw:textarea-horizontal-align="justify" draw:textarea-vertical-align="middle" draw:auto-grow-height="false" fo:min-height="1.655cm" fo:min-width="2.358cm"/>
      <style:paragraph-properties style:writing-mode="lr-tb"/>
    </style:style>
    <style:style style:name="gr9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000000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3cm" fo:min-width="0cm"/>
      <style:paragraph-properties style:writing-mode="lr-tb"/>
    </style:style>
    <style:style style:name="P1" style:family="paragraph">
      <style:paragraph-properties fo:text-align="center"/>
      <style:text-properties style:font-name="Bitstream Vera Sans Mono" fo:font-weight="bold"/>
    </style:style>
    <style:style style:name="P2" style:family="paragraph">
      <loext:graphic-properties draw:fill-color="#dee7e5"/>
      <style:paragraph-properties fo:text-align="center"/>
      <style:text-properties style:text-position="33% 58%" style:font-name="Bitstream Vera Sans Mono" fo:font-size="24pt" fo:font-weight="bold" style:font-size-asian="24pt" style:font-size-complex="24pt"/>
    </style:style>
    <style:style style:name="P3" style:family="paragraph">
      <loext:graphic-properties draw:fill-color="#ffd8ce"/>
      <style:paragraph-properties fo:text-align="center"/>
      <style:text-properties style:font-name="Bitstream Vera Sans Mono" fo:font-size="22pt" fo:font-weight="bold" style:font-size-asian="22pt" style:font-size-complex="22pt"/>
    </style:style>
    <style:style style:name="P4" style:family="paragraph">
      <loext:graphic-properties draw:fill-color="#ffdbb6"/>
      <style:paragraph-properties fo:text-align="center"/>
      <style:text-properties style:font-name="Bitstream Vera Sans Mono" fo:font-size="22pt" fo:font-weight="bold" style:font-size-asian="22pt" style:font-size-complex="22pt"/>
    </style:style>
    <style:style style:name="P5" style:family="paragraph">
      <style:paragraph-properties fo:text-align="center"/>
    </style:style>
    <style:style style:name="P6" style:family="paragraph">
      <loext:graphic-properties draw:fill-color="#dee7e5"/>
      <style:paragraph-properties fo:text-align="center"/>
      <style:text-properties style:font-name="Bitstream Vera Sans Mono" fo:font-size="22pt" fo:font-weight="bold" style:font-size-asian="22pt" style:font-size-complex="2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Bitstream Vera Sans Mono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font-name="Bitstream Vera Sans Mono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16cm" svg:height="6.033cm" svg:x="2.27cm" svg:y="13.382cm">
          <text:p text:style-name="P1"><text:span text:style-name="T1">Node 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525cm" svg:height="6.35cm" svg:x="16.24cm" svg:y="13.065cm">
          <text:p text:style-name="P1"><text:span text:style-name="T1">Node 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747cm" svg:height="3.175cm" svg:x="2.27cm" svg:y="2.27cm">
          <text:p text:style-name="P1"><text:span text:style-name="T2">Big </text:span></text:p>
          <text:p text:style-name="P1"><text:span text:style-name="T2">tabl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492cm" svg:height="2.54cm" svg:x="18.462cm" svg:y="2.587cm">
          <text:p text:style-name="P1"><text:span text:style-name="T2">Tiny </text:span></text:p>
          <text:p text:style-name="P1"><text:span text:style-name="T2">tabl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222cm" svg:height="2.222cm" svg:x="15.288cm" svg:y="2.58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549.797570850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7.938cm" svg:height="2.857cm" svg:x="3.222cm" svg:y="16.24cm">
          <text:p text:style-name="P1"><text:span text:style-name="T2">Big </text:span></text:p>
          <text:p text:style-name="P1"><text:span text:style-name="T2">Table - P1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7.938cm" svg:height="2.857cm" svg:x="16.557cm" svg:y="16.24cm">
          <text:p text:style-name="P1"><text:span text:style-name="T2">Big </text:span></text:p>
          <text:p text:style-name="P1"><text:span text:style-name="T2">Table - P2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7.62cm" svg:height="2.858cm" svg:x="10.525cm" svg:y="7.667cm">
          <text:p text:style-name="P1"><text:span text:style-name="T2">Dri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2.858cm" svg:height="1.905cm" svg:x="9.572cm" svg:y="14.017cm">
          <text:p text:style-name="P1"><text:span text:style-name="T2">Tiny </text:span></text:p>
          <text:p text:style-name="P1"><text:span text:style-name="T2">table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858cm" svg:height="1.905cm" svg:x="16.24cm" svg:y="13.7cm">
          <text:p text:style-name="P1"><text:span text:style-name="T2">Tiny </text:span></text:p>
          <text:p text:style-name="P1"><text:span text:style-name="T2">table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4.017cm" svg:y1="10.525cm" svg:x2="11.477cm" svg:y2="14.017cm">
          <text:p/>
        </draw:line>
        <draw:line draw:style-name="gr10" draw:text-style-name="P7" draw:layer="layout" svg:x1="14.335cm" svg:y1="10.525cm" svg:x2="16.875cm" svg:y2="13.7cm">
          <text:p/>
        </draw:line>
        <draw:frame draw:style-name="gr11" draw:text-style-name="P8" draw:layer="layout" svg:width="5.645cm" svg:height="2.223cm" svg:x="11.547cm" svg:y="10.842cm">
          <draw:text-box>
            <text:p><text:span text:style-name="T3">broadcas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02T16:10:27.041860367</meta:creation-date>
    <dc:date>2021-02-02T16:22:00.952745078</dc:date>
    <meta:editing-duration>PT1M3S</meta:editing-duration>
    <meta:editing-cycles>1</meta:editing-cycles>
    <meta:generator>LibreOffice/7.0.3.1$Linux_X86_64 LibreOffice_project/00$Build-1</meta:generator>
    <meta:document-statistic meta:object-count="13"/>
  </office:meta>
</office:document-meta>
</file>